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0e0e0"/>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19.12.24 11:30   |   <text:a xlink:type="simple" xlink:href="http://palinfo.habago.org/Entry?Command=Information_PrintForum#FORUM38284"><text:span text:style-name="T1">#</text:span></text:a></text:p>
      <text:p text:style-name="P2">卡韓政變 (211)：人的心機有多深？ <text:line-break/><text:line-break/>陳真 2019. 12. 24. <text:line-break/><text:line-break/><text:line-break/>黨外時，我常覺得國民黨諸多行徑很壞，真沒想到，真正邪惡的卻是我自己所創立的黨以及那些滿口漂亮理想的所謂「同志」，特別是我曾經幾度受邀加入但始終沒有加入的「編聯會」(黨外編輯作家聯誼會之簡稱，亦即新潮流的前身)。 <text:line-break/><text:line-break/>大約1998年左右，民進黨隨著網路之出現而一同竄起。網路之匿名性，進一步無限發揮了人性的邪惡，我這才親自領教到原來人性可以邪門卑劣到這種程度。我常說，我總覺得自己是在上個世紀末那幾年內親自見識了人性之可怕後，才感覺自己似乎真正告別了童年，從此懂了世故，理解了人性心機之深沉、複雜與邪惡，而成為一名「大人」。 <text:line-break/><text:line-break/>這二十年來，我們幾乎每一天就活在這樣一種無時無刻造謠抹黑歪曲渲染以及挑撥仇中反華的文化中，大部份人恐怕早已習以為常，甚至以此為榮，以此做為一種增加個人知名度、表態表效忠以謀取各種資源與權位的敲門磚與晉身階。你看，民進黨這些年的所謂新生代，或是一堆滿口理想的尾巴黨徒們，哪一個不是網軍出身？ <text:line-break/><text:line-break/>一般人，縱然不至於如此卑劣，但實際上也大多對於這樣一種可怕的陰暗抹黑文化習以為常，見怪不怪，更不用說什麼義憤了。可我一直還是很不習慣這樣一種社會文化。人心出於自私，縱有小奸小壞，但怎麼會邪門複雜到這種地步？ <text:line-break/><text:line-break/>面對邪惡世道，尼采有句話這麼說：如果你對這個世界依舊感到挫折與沮喪，那意味著你還沒有學會奸詐狡猾。 <text:line-break/><text:line-break/>昨天從同事那邊聽說了一個最新的「熱門新聞」。有個小嬰兒爬行比賽，韓國瑜受邀頒獎。獲獎的一個小嬰兒的父母，很開心地抱著嬰兒來到韓國瑜身邊，請韓抱抱小孩，一起合照。現場喧嘩，小嬰兒大哭。韓努力安撫，並往嬰兒額頭上親了一下，賓主盡歡。就這麼簡單的一件事，居然也能造謠抹黑。真是很難想像，人怎麼會有這麼可怕的心機？請看大約是9分30秒到15分30秒： <text:line-break/><text:line-break/>https://bit.ly/2shPLiF <text:line-break/><text:line-break/>綠營造謠說，韓國瑜「強抱」嬰兒，指控他對嬰兒如何如何不當對待，弄得嬰兒大哭，父母很生氣云云。而且，有位醫生叫姜XX，竟然還張冠李戴，找來一張頭部因病潰爛的小嬰兒照片，和韓國瑜親小嬰兒的照片並列，故意讓人產生混淆與聯想，幾千人轉寄，辱罵韓國瑜如何沒有同理心，如何粗暴，如何骯髒有病，如何泯滅人性等等等。 <text:line-break/><text:line-break/>有位親綠學者叫做什麼陳芳明的 (這位先生長年以來經常講話前言不罩後語，卻毫無羞赧)，罵韓國瑜是個「沒有同理心的禿子」，罵他竟然如此粗暴地對待一個小嬰兒。 <text:line-break/><text:line-break/>於是，一時之間，韓國瑜又被弄得臭不可聞。還好，後來這兩位事實上是不一樣的小嬰兒之各自家長都出面了，做出聲明，駁斥各種對韓之抹黑，並表明自己並無特定支持對象，表示將考慮對這位姜醫師提告。這位醫師卻死不認錯，還說什麼要和律師討論如何因應，一副高姿態，還說自己只是「單純進行醫學衛教」。 <text:line-break/><text:line-break/>蔡英文及綠營的政客過去親了多少小孩，每次都描寫得好溫馨好甜蜜，而韓國瑜卻被說成「強行抱走嬰兒」，說成骯髒的傳染病來源，說成粗暴殘忍，泯滅人性。 <text:line-break/><text:line-break/>各位能聽懂我在說什麼吧？一個根本一點問題都沒有、甚至很正面的事情，照樣能抹黑得臭不可聞。方法就是這樣一棒接一棒地不斷歪曲、渲染、指控；把謠言進一步擴大渲染成「事實」來無限散播，然後假裝義憤填膺。 <text:line-break/><text:line-break/>你看，抹黑韓國瑜炒房，抹黑韓國瑜的岳父盜採砂石等等等，成千上萬的抹黑，全部是造謠，全部是空穴來風。但你可別以為澄清了就能還給自己清白。當然不可能。為什麼呢？原因有二： <text:line-break/><text:line-break/>一，我告訴各位一個綠營長年以來的抹黑成效公式。 <text:line-break/><text:line-break/>簡單說，不管你怎麼澄清，透過民調便可證實，最後一定還是會有幾成民眾相信抹黑的內容。也就是說，每一次造謠抹黑，他都可以成功製造出相當比例的人口對你產生反感或不信任。因此，他只要抹黑你一百個謠言，他事實上就能把所有可能支持你或相信你的人，全部轉化成你的敵人，讓人們唾棄你，讓你只剩下少數願意相信你的人。 <text:line-break/><text:line-break/>即便一個很荒謬的謠言僅僅只有比方說2%的效果，他只要製造50個謠言，你就差不多身敗名裂，變成過街老鼠，臭不可聞了。 <text:line-break/><text:line-break/>綠營人渣們，二十幾年來的「政策」盤算，就是這個。 <text:line-break/><text:line-break/>二，賊咬一口，入木三分。跳到黃河都洗不清。 <text:line-break/><text:line-break/>比方說，抹黑韓國瑜炒房及其岳父盜採砂石之事，明明所有抹黑都已經被揭穿全是造謠。但是，你看，郭台銘那個為富不仁的人渣，這兩天還故意公開「勉勵」、「提醒」民眾黨立委候選人說：你們「不可以做砂石、蓋房子賺錢哦，否則我就會把你們罷免」。 <text:line-break/><text:line-break/>各位聽得懂這種邪惡心機嗎？我「小時候」不懂，一直到差不多1999年「轉大人」之後，我才懂，原來人的心眼心機可以邪門到這種地步；明明知道韓國瑜是完全無辜的謠言受害者，但姓郭的卻故意要繼續這樣影射。 <text:line-break/><text:line-break/>人渣黨有句東廠名言：「影射的殺傷力最大」。為什麼呢？因為他會說我又不是在說你，你幹嘛自己對號入座？但所有人一聽也知道他就是故意在影射你，但你卻不能控告他抹黑，只能任其羞辱與糟蹋。 <text:line-break/><text:line-break/>我「小時候」以為人性之陰暗大約只到地下室一樓，「長大」後才明白，人性之陰沉齷齪深似海，根本深不見底。但也因為這樣，我更加相信善良的價值。杜斯妥也夫斯基以及蘇古諾夫都相信：「詩能救世界」。詩是什麼呢？無非就是善良、美麗、感情這些東西。 <text:line-break/><text:line-break/>侯孝賢的「海上花」修復版，重新搬上大銀幕，我這個星期五會去看，每天都很期待。已經看過N遍了，但每一次都還是很感動。 <text:line-break/><text:line-break/>念小學時，常在筆記本或課本扉頁上寫下「藍與黑」的某句對白，做為一種座右銘。許多時候真的很感慨，就如電影「藍與黑」所說，老天爺「為什麼給了我們藍，卻還要給我們黑」？為何世界與人性一方面如此美麗，一方面卻又如此陰暗醜陋？上帝為什麼不直接給我們一個美好世界？卻要我們在一個善惡交錯的世界中，飽受磨難，淚眼滄桑？</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